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7a" officeooo:paragraph-rsid="0008d3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2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 Write a lambda function to copy an object from one s3 bucket to another.</text:p>
      <text:p text:style-name="P1">Deliverable: Python Code.</text:p>
      <text:p text:style-name="P1"/>
      <text:p text:style-name="P1"><text:span text:style-name="T1">Lambda func</text:span>:</text:p>
      <text:p text:style-name="P1"><text:tab/>import json</text:p>
      <text:p text:style-name="P1"><text:tab/>import boto3</text:p>
      <text:p text:style-name="P1"><text:tab/></text:p>
      <text:p text:style-name="P1"><text:tab/>def lambda_handler(event, context):</text:p>
      <text:p text:style-name="P1"><text:tab/> <text:s text:c="3"/>s3 = boto3.resource("s3")</text:p>
      <text:p text:style-name="P1"><text:tab/> <text:s text:c="3"/></text:p>
      <text:p text:style-name="P1"><text:tab/> <text:s text:c="3"/><text:span text:style-name="T2"># source and destination bucket names</text:span></text:p>
      <text:p text:style-name="P1"><text:tab/> <text:s text:c="3"/>src, dest = event["src"], event["dest"]</text:p>
      <text:p text:style-name="P1"><text:tab/> <text:s text:c="3"/></text:p>
      <text:p text:style-name="P1"><text:tab/> <text:s text:c="3"/>src_d = {}</text:p>
      <text:p text:style-name="P1"><text:tab/> <text:s text:c="3"/>src_d["Bucket"] = src</text:p>
      <text:p text:style-name="P1"><text:tab/> <text:s text:c="3"/></text:p>
      <text:p text:style-name="P1"><text:tab/> <text:s text:c="3"/><text:span text:style-name="T2"># for each object in the source bucket</text:span></text:p>
      <text:p text:style-name="P1"><text:tab/> <text:s text:c="3"/>for obj1 in s3.Bucket(src).objects.all():</text:p>
      <text:p text:style-name="P1"><text:tab/> <text:s text:c="7"/><text:span text:style-name="T2"># setting dest obj key as src obj key</text:span></text:p>
      <text:p text:style-name="P1"><text:tab/> <text:s text:c="7"/>src_d["Key"] = obj1.key</text:p>
      <text:p text:style-name="P1"><text:tab/> <text:s text:c="7"/></text:p>
      <text:p text:style-name="P1"><text:tab/> <text:s text:c="7"/>dest_b = s3.Bucket(dest)</text:p>
      <text:p text:style-name="P1"><text:tab/> <text:s text:c="7"/>dest_b.copy(src_d, obj1.key)</text:p>
      <text:p text:style-name="P1"><text:tab/> <text:s text:c="3"/></text:p>
      <text:p text:style-name="P1"><text:tab/># <text:s text:c="3"/>return {</text:p>
      <text:p text:style-name="P1"><text:tab/># <text:s text:c="7"/>'statusCode': 200,</text:p>
      <text:p text:style-name="P1"><text:tab/># <text:s text:c="7"/>'body': json.dumps('Done')</text:p>
      <text:p text:style-name="P1"><text:tab/># 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1:19:41.802217070</meta:creation-date>
    <dc:date>2019-07-15T21:23:23.243730761</dc:date>
    <meta:editing-duration>PT3M4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87" meta:character-count="682" meta:non-whitespace-character-count="488"/>
  </office:meta>
</office:document-meta>
</file>